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7602in" fo:margin-right="0in" fo:text-indent="0in" style:auto-text-indent="false">
        <style:tab-stops/>
      </style:paragraph-properties>
    </style:style>
    <style:style style:name="P3" style:family="paragraph" style:parent-style-name="Standard" style:list-style-name="L1"/>
    <style:style style:name="P4" style:family="paragraph" style:parent-style-name="Standard" style:list-style-name="L2">
      <style:text-properties fo:font-weight="bold" style:font-weight-asian="bold" style:font-weight-complex="bold"/>
    </style:style>
    <style:style style:name="P5" style:family="paragraph" style:parent-style-name="Standard" style:list-style-name="L3">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5 June 2012:</text:p>
      <text:p text:style-name="Standard"/>
      <text:p text:style-name="Standard">This is a documentation readme, so I don't get steamrolled during my presentations. I get the sense today will get a mulligan, if I'm lucky (I'm not usually lucky, as far as I know). The first thing I need to do is be very clear on the high-level objectives of the project. Then I can prepare a set of introductory slides describing those objectives, and the SRS document.</text:p>
      <text:p text:style-name="Standard"/>
      <text:p text:style-name="Standard">I will target the following description at my brother.</text:p>
      <text:p text:style-name="Standard"/>
      <text:p text:style-name="Standard">I am writing an Eclipse plugin. Eclipse is a development environment for writing computer programs. These programs are usually written in Java, although Eclipse also offers support for other popular programming languages such as C++. The neat thing about Eclipse is that the user is able to add functionality to the base program, such as extra menus and new editors and new windows for performing all sorts of operations. The user does this by writing programs called plugins, which describe the new functionality, and then placing them where Eclipse can find them and load them when it is run.</text:p>
      <text:p text:style-name="Standard"/>
      <text:p text:style-name="Standard">The particular plugin that I am writing tries to gather the functionality of two already existing stand-alone applications. The first application connects to a program that is running and collects data about its behaviour as it runs. (ask Nima precisely what information this is). <text:s text:c="2"/>An application is run under a profiler, and this profiler publishes text data, which the first application then reads and stores in a file. The second application, which is more complex, takes that profile data and displays it as a graph, where each node represents some object inside the running application: what that object is depends on the configuration of the application: it could be a function, or a class, or a larger module such as a package. The edges connecting the nodes of the graph are labeled, and contain information about the number and kind many messages are being passed between nodes. This model is a visual representation of a graph data structure contained in memory and built from the xml file. The application then provides tools for visualizing this data in different ways, and more importantly for applying algorithms to that data to receive recommendations on where each node should be placed within a physical infrastructure.</text:p>
      <text:p text:style-name="Standard"/>
      <text:p text:style-name="Standard">For example, suppose we have an application that's divided into 5 components, and we want to know which components should be placed on a computer close to me and which should be placed on a public cloud. As Nima has mentioned, certain high-level, organization concerns determine this to a great extent: for instance, components containing private data should be run locally. But there are times when we wish to determine where to place things based on some other objective: for instance, suppose we want to determine a placement which minimizes the cost of .<text:span text:style-name="T1">..(ask Nima what kinds of cost we are minimizing, and how message passing actually affects that cost).</text:span> The application allows us to apply different algorithms and different optimization criteria in order to receive recommendations. The application also allows us to tweak these results, in order to determine how certain other choices, which we may be forced to pursue, will affect the cost or whatever criteria we are optimizing for ( power consumption?). </text:p>
      <text:p text:style-name="Standard"/>
      <text:p text:style-name="Standard">We are trying to connect these applications into something inside Eclipse for a couple of reasons: the first is that they are meant to be used together; the second is that they are meant to be used alongside functionality already provided by Eclipse: developing webapps or other applications, and running those applications. We envision an integrated workflow where a user could write an application, run it under the profiler, indicate that data should be collected from that profiler and stored in an xml format, generate a visual model based on that xml text, apply partitioning algorithms and cost models to obtain recommendations upon how the application should be distributed within a physical infrastructure, <text:soft-page-break/>tweak that recommendation to see what would happen if, say two components were joined into one, and then use this input to reorganize our application if, say, none of the results are acceptable. </text:p>
      <text:p text:style-name="Standard"/>
      <text:p text:style-name="Standard">So much for stating why the application would make an appropriate Eclipse plugin not too dissimilar from other Eclipse plugins in perhaps other problem domains. The question then arises as to why such a tool should be written: this is the question which my supervisor's supervisor, Dr. Lea, is most concerned with. Some of the justification must come from Nami himself: it is a justification as to why he is undertaking the project of implementing the stand-alone application. As far I can tell, the rationale and questions to be addressed are as follows:</text:p>
      <text:p text:style-name="Standard"/>
      <text:p text:style-name="Standard">Don't put these in slides:</text:p>
      <text:p text:style-name="Standard"/>
      <text:list xml:id="list42273496" text:style-name="L1">
        <text:list-item>
          <text:list>
            <text:list-item>
              <text:list>
                <text:list-item>
                  <text:p text:style-name="P3">What is the target audience?</text:p>
                </text:list-item>
                <text:list-item>
                  <text:p text:style-name="P3">How does this tool compare to other already existing tools on the market?</text:p>
                </text:list-item>
                <text:list-item>
                  <text:p text:style-name="P3">Can this tool be turned into something profitable or commercial?</text:p>
                </text:list-item>
                <text:list-item>
                  <text:p text:style-name="P3">What is the selling point? What is the key functionality that this tool is meant to offer to users?</text:p>
                </text:list-item>
              </text:list>
            </text:list-item>
          </text:list>
        </text:list-item>
      </text:list>
      <text:p text:style-name="Standard">The way in which these questions have been addressed is not 100 percent clear to me. The following are the replies, to my best understanding.</text:p>
      <text:list xml:id="list42255481" text:style-name="L2">
        <text:list-item>
          <text:list>
            <text:list-item>
              <text:list>
                <text:list-item>
                  <text:list>
                    <text:list-item>
                      <text:p text:style-name="P4">The target audience is people developing webapps meant to be delivered into the cloud. I don't think this answer is detailed enough (will need to clarify).</text:p>
                    </text:list-item>
                    <text:list-item>
                      <text:p text:style-name="P4">Also, I need to clarify my understanding of this one.</text:p>
                    </text:list-item>
                    <text:list-item>
                      <text:p text:style-name="P4">The answer is yes, although this places restrictions on the code reuse.</text:p>
                    </text:list-item>
                    <text:list-item>
                      <text:p text:style-name="P4">This one I am also not 100% clear on. </text:p>
                    </text:list-item>
                  </text:list>
                </text:list-item>
              </text:list>
            </text:list-item>
          </text:list>
        </text:list-item>
      </text:list>
      <text:p text:style-name="P1"/>
      <text:list xml:id="list42271837" text:style-name="L3">
        <text:list-item>
          <text:p text:style-name="P5">System architects: above webapp developers, decide upon deployment, what to optimize on (cost, execution, and development ). <text:s/></text:p>
        </text:list-item>
        <text:list-item>
          <text:p text:style-name="P5">There are tools that allow for profiling, data collection, dependency graph: there is no partitioning with cloud objectives and deployment.</text:p>
        </text:list-item>
        <text:list-item>
          <text:p text:style-name="P5">Think of this as a prototype. Right now it is being thought of as a research tool. </text:p>
        </text:list-item>
      </text:list>
      <text:p text:style-name="P1"/>
      <text:p text:style-name="P1">Profiles methods of execution time and message passing. Profiling application will need to be packaged with plugin.</text:p>
      <text:p text:style-name="P1"/>
      <text:p text:style-name="P1"/>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5T14:19:31.82</meta:creation-date>
    <dc:date>2012-06-15T15:34:24.62</dc:date>
    <meta:editing-duration>PT11M41S</meta:editing-duration>
    <meta:editing-cycles>1</meta:editing-cycles>
    <meta:generator>LibreOffice/3.5$Windows_x86 LibreOffice_project/235ab8a-3802056-4a8fed3-2d66ea8-e241b80</meta:generator>
    <meta:document-statistic meta:table-count="0" meta:image-count="0" meta:object-count="0" meta:page-count="2" meta:paragraph-count="22" meta:word-count="1001" meta:character-count="5055" meta:non-whitespace-character-count="5008"/>
  </office:meta>
</office:document-meta>
</file>